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3000001C39B36C0532D4A93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5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text-properties fo:font-size="9pt" fo:font-weight="bold" style:font-weight-asian="bold" style:font-weight-complex="bold"/>
    </style:style>
    <style:style style:name="P4" style:family="paragraph">
      <loext:graphic-properties draw:fill="solid" draw:fill-color="#ffffff"/>
      <style:text-properties fo:font-size="9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362cm" svg:height="11.932cm" svg:x="2.032cm" svg:y="2.422cm">
          <draw:image xlink:href="Pictures/1000000000000373000001C39B36C0532D4A93A3.png" xlink:type="simple" xlink:show="embed" xlink:actuate="onLoad" loext:mime-type="image/png">
            <text:p/>
          </draw:image>
        </draw:frame>
        <draw:frame draw:style-name="gr2" draw:text-style-name="P2" draw:layer="layout" svg:width="1.524cm" svg:height="1.016cm" svg:x="20.066cm" svg:y="11.56cm">
          <draw:text-box>
            <text:p><text:span text:style-name="T1">ω</text:span><text:span text:style-name="T2">1</text:span></text:p>
          </draw:text-box>
        </draw:frame>
        <draw:frame draw:style-name="gr2" draw:text-style-name="P2" draw:layer="layout" svg:width="1.524cm" svg:height="1.016cm" svg:x="9.766cm" svg:y="11.66cm">
          <draw:text-box>
            <text:p><text:span text:style-name="T1">ω</text:span><text:span text:style-name="T2">1</text:span></text:p>
          </draw:text-box>
        </draw:frame>
        <draw:frame draw:style-name="gr2" draw:text-style-name="P2" draw:layer="layout" svg:width="1.524cm" svg:height="1.016cm" svg:x="4.566cm" svg:y="6.06cm">
          <draw:text-box>
            <text:p><text:span text:style-name="T1">ω</text:span><text:span text:style-name="T2">2</text:span></text:p>
          </draw:text-box>
        </draw:frame>
        <draw:frame draw:style-name="gr2" draw:text-style-name="P2" draw:layer="layout" svg:width="1.524cm" svg:height="1.016cm" svg:x="14.666cm" svg:y="6.06cm">
          <draw:text-box>
            <text:p><text:span text:style-name="T1">ω</text:span><text:span text:style-name="T2">2</text:span></text:p>
          </draw:text-box>
        </draw:frame>
        <draw:frame draw:style-name="gr3" draw:text-style-name="P4" draw:layer="layout" svg:width="0.746cm" svg:height="0.782cm" svg:x="19.066cm" svg:y="6.46cm">
          <draw:text-box>
            <text:p text:style-name="P3"><text:span text:style-name="T3">ω</text:span></text:p>
          </draw:text-box>
        </draw:frame>
        <draw:frame draw:style-name="gr3" draw:text-style-name="P4" draw:layer="layout" svg:width="0.746cm" svg:height="0.782cm" svg:x="8.366cm" svg:y="6.56cm">
          <draw:text-box>
            <text:p text:style-name="P3"><text:span text:style-name="T3">ω</text:span></text:p>
          </draw:text-box>
        </draw:frame>
        <draw:frame draw:style-name="gr4" draw:text-style-name="P5" draw:layer="layout" svg:width="6.932cm" svg:height="1.016cm" svg:x="13.388cm" svg:y="0.762cm">
          <draw:text-box>
            <text:p>Usual loss landscape</text:p>
          </draw:text-box>
        </draw:frame>
        <draw:line draw:style-name="gr5" draw:text-style-name="P6" draw:layer="layout" svg:x1="14.478cm" svg:y1="2.032cm" svg:x2="12.446cm" svg:y2="3.048cm">
          <text:p/>
        </draw:line>
        <draw:line draw:style-name="gr5" draw:text-style-name="P6" draw:layer="layout" svg:x1="18.542cm" svg:y1="2.032cm" svg:x2="20.574cm" svg:y2="3.556cm">
          <text:p/>
        </draw:line>
        <draw:frame draw:style-name="gr6" draw:text-style-name="P5" draw:layer="layout" svg:width="18.034cm" svg:height="1.14cm" svg:x="3.81cm" svg:y="14.354cm">
          <draw:text-box>
            <text:p>Constrains imposed by the regularization on parameter space</text:p>
          </draw:text-box>
        </draw:frame>
        <draw:line draw:style-name="gr5" draw:text-style-name="P6" draw:layer="layout" svg:x1="10.922cm" svg:y1="14.354cm" svg:x2="7.62cm" svg:y2="12.192cm">
          <text:p/>
        </draw:line>
        <draw:line draw:style-name="gr5" draw:text-style-name="P6" draw:layer="layout" svg:x1="13.716cm" svg:y1="14.354cm" svg:x2="15.24cm" svg:y2="12.954cm">
          <text:p/>
        </draw:line>
        <draw:frame draw:style-name="gr7" draw:text-style-name="P5" draw:layer="layout" svg:width="1.205cm" svg:height="0.962cm" svg:x="5.653cm" svg:y="10.922cm">
          <draw:text-box>
            <text:p>L1</text:p>
          </draw:text-box>
        </draw:frame>
        <draw:frame draw:style-name="gr7" draw:text-style-name="P5" draw:layer="layout" svg:width="1.205cm" svg:height="0.962cm" svg:x="15.854cm" svg:y="10.922cm">
          <draw:text-box>
            <text:p>L2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3:02:44.392114596</meta:creation-date>
    <dc:date>2021-07-22T13:17:22.466959750</dc:date>
    <meta:editing-duration>PT13M52S</meta:editing-duration>
    <meta:editing-cycles>2</meta:editing-cycles>
    <meta:generator>LibreOffice/6.4.7.2$Linux_X86_64 LibreOffice_project/40$Build-2</meta:generator>
    <meta:document-statistic meta:object-count="38"/>
  </office:meta>
</office:document-meta>
</file>